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34182"/>
    </style:style>
    <style:style style:name="T1" style:family="text">
      <style:text-properties officeooo:rsid="000e66ab"/>
    </style:style>
    <style:style style:name="T2" style:family="text">
      <style:text-properties fo:font-weight="bold" officeooo:rsid="000fcd34" style:font-weight-asian="bold" style:font-weight-complex="bold"/>
    </style:style>
    <style:style style:name="T3" style:family="text">
      <style:text-properties fo:font-weight="normal" officeooo:rsid="000ba2c8" style:font-weight-asian="normal" style:font-weight-complex="normal"/>
    </style:style>
    <style:style style:name="T4" style:family="text">
      <style:text-properties fo:font-weight="normal" officeooo:rsid="00115d3f" style:font-weight-asian="normal" style:font-weight-complex="normal"/>
    </style:style>
    <style:style style:name="T5" style:family="text">
      <style:text-properties officeooo:rsid="000fcd34"/>
    </style:style>
    <style:style style:name="T6" style:family="text">
      <style:text-properties officeooo:rsid="000ba2c8"/>
    </style:style>
    <style:style style:name="T7" style:family="text">
      <style:text-properties officeooo:rsid="00115d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x</text:span><text:span text:style-name="T6">xx</text:span><text:span text:style-name="T5">a</text:span><text:span text:style-name="T7">xxx</text:span><text:span text:style-name="T3">x</text:span><text:span text:style-name="T6">xxxxxxxx</text:span><text:span text:style-name="T2">a</text:span><text:span text:style-name="T4">xxx</text:span><text:span text:style-name="T6">xx xxxxxxxxx xxxxxxxxxxxxx xxxxxxxx xxxxxxxxx xxxxxxxxxxxxx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xxx xxxxxxxxx xxxxxxxxxxxxx xxxxxxxx xxxxxxxxx xxxxxxxx xxxxxxxxxxxxx xxxxxxxx xxxxxxxxx xxxxxxxxxxx xxxxxxxxx xxxxxxxxxxxxx xxxxxxxx xxxxxxxxx xxxxxxxx xxxxxxxxxxxxx xxxxxxxx xxxxxxxxx xxxxxxxxxxx xxxxxxxxx xxxxxxxxxxxxx xxxxxxxx xxxxxxxxx xxxxxxxx xxxxxxxxxxxxx xxxxxxxx xxxxxxxxx xxxxxxxxxxx xxxxxxxxx xxxxxxxxxxxxx xxxxxxxx xxxxxxxxx xxxxxxxx xxxxxxxxxxxxx xxxxxxxx xxxxxxxxx xxxxxxxxxxx xxxxxxxxx xxxxxxxxxxxxx xxxxxxxx xxxxxxxxx xxxxxxxx xxxxxxxxxxxxx xxxxxxxx xxxxxxxxx xxxxxxxxxxx xxxxxxxxx xxxxxxxxxxxxx xxxxxxxx xxxxxxxxx xxxx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Tamás Zolnai</meta:initial-creator>
    <meta:creation-date>2020-01-14T16:11:26.353640498</meta:creation-date>
    <meta:generator>Collabora_OfficeDev/6.4.10.1$Linux_X86_64 LibreOffice_project/d5fd91f8e5b9c25a620537c3acc3340231e463ed</meta:generator>
    <dc:date>2020-06-17T04:08:38.247180333</dc:date>
    <meta:editing-duration>PT5M1S</meta:editing-duration>
    <meta:editing-cycles>12</meta:editing-cycles>
    <meta:document-statistic meta:table-count="0" meta:image-count="0" meta:object-count="0" meta:page-count="1" meta:paragraph-count="1" meta:word-count="106" meta:character-count="1174" meta:non-whitespace-character-count="1069"/>
  </office:meta>
</office:document-meta>
</file>